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1" svg:font-family="'Courier New'" style:font-family-generic="modern" style:font-pitch="fixed"/>
    <style:font-face style:name="Courier New2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ourier New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ourier New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Heading_20_1" style:list-style-name="">
      <style:paragraph-properties>
        <style:tab-stops/>
      </style:paragraph-properties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6" text:outline-level="1">Feature of the data base structure definition compiler</text:h>
      <text:p text:style-name="P3"/>
      <text:h text:style-name="Heading_20_2" text:outline-level="2">- Operator to comment</text:h>
      <text:p text:style-name="P3">Must have comment operator. This operator is a # followed by text.</text:p>
      <text:p text:style-name="P3">This character can be everywhere.</text:p>
      <text:p text:style-name="P3"/>
      <text:h text:style-name="Heading_20_2" text:outline-level="2">- Operator to define a rule</text:h>
      <text:p text:style-name="P2"><text:span text:style-name="T1">To define a rule it must have ':='. It must contain a </text:span><text:span text:style-name="T2">DEF_</text:span><text:span text:style-name="T1"> at the left followed by the name of the rule. The format of the name of the rule will be defined later.</text:span></text:p>
      <text:p text:style-name="P3"/>
      <text:h text:style-name="Heading_20_2" text:outline-level="2">- Name a rule to define</text:h>
      <text:p text:style-name="P3">It must contain a <text:span text:style-name="T3">DEF_</text:span><text:span text:style-name="T5"> and then as it is defined in </text:span><text:span text:style-name="T4">the definition of the name of the rule</text:span><text:span text:style-name="T5"> in the next paragraph but no '&lt;' '&gt;' characters is required.</text:span></text:p>
      <text:p text:style-name="P3"/>
      <text:h text:style-name="Heading_20_2" text:outline-level="2">- Name of the rule</text:h>
      <text:p text:style-name="P3">Must start with a CAPITAL LETTER than can have any character from the alphabet (CAPITAL LETTER TOO) and NUMBER from 0-9 as much as needed. It can contain the _ character anywhere in the rule except <text:s/>at the first character place in the rule. The rule when use in a definition must be between '&lt;', '&gt;' characters.</text:p>
      <text:p text:style-name="P3"/>
      <text:h text:style-name="Heading_20_2" text:outline-level="2">- To define a leaf</text:h>
      <text:p text:style-name="P3">We declare it a name of a rule to define then the operator to define a rule and then definition. That's the atom. It cannot be divided as a subrule.</text:p>
      <text:p text:style-name="P3">A set of characters can be defined as [a-c] meaning <text:span text:style-name="T4">from character a to character c. </text:span></text:p>
      <text:p text:style-name="P4">A character can be defined as a</text:p>
      <text:p text:style-name="P4">Cardinality is + or *. The + pmeans one or more but * mean 0 or more than 0.</text:p>
      <text:p text:style-name="P4"/>
      <text:h text:style-name="Heading_20_2" text:outline-level="2">- Parenthesis </text:h>
      <text:p text:style-name="P3">They can be used to group rules.</text:p>
      <text:p text:style-name="P3"/>
      <text:h text:style-name="Heading_20_2" text:outline-level="2">- Logical operator: </text:h>
      <text:p text:style-name="P3">The character | is or oper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New1" svg:font-family="'Courier New'" style:font-family-generic="modern" style:font-pitch="fixed"/>
    <style:font-face style:name="Courier New2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" fo:language="en" fo:country="US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New2" fo:font-size="12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Dorey</meta:initial-creator>
    <meta:creation-date>2012-11-07T21:49:13</meta:creation-date>
    <dc:date>2012-11-12T01:39:49</dc:date>
    <meta:editing-duration>PT40M47S</meta:editing-duration>
    <meta:editing-cycles>29</meta:editing-cycles>
    <meta:generator>LibreOffice/3.5$MacOSX_x86 LibreOffice_project/7e68ba2-a744ebf-1f241b7-c506db1-7d53735</meta:generator>
    <meta:document-statistic meta:table-count="0" meta:image-count="0" meta:object-count="0" meta:page-count="2" meta:paragraph-count="20" meta:word-count="265" meta:character-count="1322" meta:non-whitespace-character-count="1073"/>
  </office:meta>
</office:document-meta>
</file>